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fo:font-weight="bold" officeooo:rsid="0001f17f" officeooo:paragraph-rsid="0001f17f" style:font-weight-asian="bold" style:font-weight-complex="bold"/>
    </style:style>
    <style:style style:name="P2" style:family="paragraph" style:parent-style-name="Standard">
      <style:paragraph-properties fo:line-height="200%" fo:text-align="center" style:justify-single-word="false"/>
      <style:text-properties fo:font-weight="bold" officeooo:rsid="0001f17f" officeooo:paragraph-rsid="0001f17f" style:font-weight-asian="bold" style:font-weight-complex="bold"/>
    </style:style>
    <style:style style:name="P3" style:family="paragraph" style:parent-style-name="Standard">
      <style:paragraph-properties fo:line-height="200%" fo:text-align="justify" style:justify-single-word="false"/>
      <style:text-properties fo:font-weight="normal" officeooo:rsid="0001f17f" officeooo:paragraph-rsid="0001f17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cf7b" style:font-weight-asian="normal" style:font-weight-complex="normal"/>
    </style:style>
    <style:style style:name="T3" style:family="text">
      <style:text-properties officeooo:rsid="0003d7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rículum Vitae</text:p>
      <text:p text:style-name="P2"/>
      <text:p text:style-name="P1">Nombre: <text:span text:style-name="T1">Daniela Inés</text:span></text:p>
      <text:p text:style-name="P1">Apellidos: <text:span text:style-name="T1">Orozco Felix</text:span></text:p>
      <text:p text:style-name="P1">Lugar y fecha de nacimiento: <text:span text:style-name="T1">Quetzaltenango, 10 de diciembre de 1983</text:span></text:p>
      <text:p text:style-name="P1">DPI: <text:span text:style-name="T1">2272-20420-0917</text:span></text:p>
      <text:p text:style-name="P1">Edad: <text:span text:style-name="T1">41 años</text:span></text:p>
      <text:p text:style-name="P1">Nacionalidad: <text:span text:style-name="T1">Guatemalteca</text:span></text:p>
      <text:p text:style-name="P1">Profesión: <text:span text:style-name="T1"><text:s/>Bachiller en Ciencias y Letras por madurez</text:span></text:p>
      <text:p text:style-name="P1">Teléfono: <text:span text:style-name="T1">42890705</text:span></text:p>
      <text:p text:style-name="P1">Dirección: <text:span text:style-name="T1">Caserío los Ochoa 0-08a Zona 3 San Mateo, Quetzaltenango</text:span></text:p>
      <text:p text:style-name="P1">N<text:span text:style-name="T3">IT</text:span>: <text:span text:style-name="T1">27152138</text:span></text:p>
      <text:p text:style-name="P1">Correo electrónico: <text:a xlink:type="simple" xlink:href="mailto:danielaorozcofelix@gmail.com" text:style-name="Internet_20_link" text:visited-style-name="Visited_20_Internet_20_Link"><text:span text:style-name="T1">danielaorozcofelix@gmail.com</text:span></text:a></text:p>
      <text:p text:style-name="P1">Estudios realizados:</text:p>
      <text:p text:style-name="P1">Educación primaria: </text:p>
      <text:p text:style-name="P3">1991-1997Escuela oficial Urbana Mixta Elisa Molina de Stahl</text:p>
      <text:p text:style-name="P1">Educación basica:<text:span text:style-name="T1">1998-2001 Instituto Nacional de Educación Básica por cooperativa San Mateo</text:span></text:p>
      <text:p text:style-name="P1">Educación Diversificada: <text:span text:style-name="T1">2015 Instituto Nacional Jacobo Arbenz Guzmán Quetzaltenango</text:span></text:p>
      <text:p text:style-name="P1">Cursos adicionales: <text:span text:style-name="T1">2017-2018 Cultora de </text:span><text:span text:style-name="T2">E</text:span><text:span text:style-name="T1">stética y Bellez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2:34:43.417158521</meta:creation-date>
    <dc:date>2025-03-13T12:57:35.303491970</dc:date>
    <meta:editing-duration>PT48S</meta:editing-duration>
    <meta:editing-cycles>2</meta:editing-cycles>
    <meta:generator>LibreOffice/24.2.7.2$Linux_X86_64 LibreOffice_project/420$Build-2</meta:generator>
    <meta:print-date>2025-03-13T12:57:32.017351731</meta:print-date>
    <meta:printed-by>Archivos PDF</meta:printed-by>
    <meta:document-statistic meta:table-count="0" meta:image-count="0" meta:object-count="0" meta:page-count="1" meta:paragraph-count="18" meta:word-count="91" meta:character-count="719" meta:non-whitespace-character-count="644"/>
  </office:meta>
</office:document-meta>
</file>